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2b987" officeooo:paragraph-rsid="0002b987" style:font-weight-asian="bold" style:font-weight-complex="bold"/>
    </style:style>
    <style:style style:name="P2" style:family="paragraph" style:parent-style-name="Standard">
      <style:text-properties fo:font-weight="bold" officeooo:rsid="0003f312" officeooo:paragraph-rsid="0003b3c2" style:font-weight-asian="bold" style:font-weight-complex="bold"/>
    </style:style>
    <style:style style:name="P3" style:family="paragraph" style:parent-style-name="Standard">
      <style:text-properties fo:font-weight="bold" officeooo:rsid="0003f312" officeooo:paragraph-rsid="0003f312" style:font-weight-asian="bold" style:font-weight-complex="bold"/>
    </style:style>
    <style:style style:name="P4" style:family="paragraph" style:parent-style-name="Standard">
      <style:text-properties fo:font-weight="normal" officeooo:rsid="0003b3c2" officeooo:paragraph-rsid="0003b3c2" style:font-weight-asian="normal" style:font-weight-complex="normal"/>
    </style:style>
    <style:style style:name="P5" style:family="paragraph" style:parent-style-name="Standard">
      <style:text-properties fo:font-weight="normal" officeooo:rsid="0003f312" officeooo:paragraph-rsid="0003f312" style:font-weight-asian="normal" style:font-weight-complex="normal"/>
    </style:style>
    <style:style style:name="P6" style:family="paragraph" style:parent-style-name="Standard">
      <style:text-properties fo:font-weight="normal" officeooo:rsid="0003f312" officeooo:paragraph-rsid="00047e22" style:font-weight-asian="normal" style:font-weight-complex="normal"/>
    </style:style>
    <style:style style:name="P7" style:family="paragraph" style:parent-style-name="Standard">
      <style:text-properties fo:font-weight="normal" officeooo:rsid="000404a7" officeooo:paragraph-rsid="000404a7" style:font-weight-asian="normal" style:font-weight-complex="normal"/>
    </style:style>
    <style:style style:name="T1" style:family="text">
      <style:text-properties officeooo:rsid="0003f312"/>
    </style:style>
    <style:style style:name="T2" style:family="text">
      <style:text-properties fo:font-weight="bold" style:font-weight-asian="bold" style:font-weight-complex="bold"/>
    </style:style>
    <style:style style:name="T3" style:family="text">
      <style:text-properties officeooo:rsid="00047e2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 2.3 vs 1.7 Indexing speeds comparisions on hdd and ssd (cloud)</text:p>
      <text:p text:style-name="P2"/>
      <text:p text:style-name="P3">Using ES hosted on local server (hdd - 5400rpm)</text:p>
      <text:p text:style-name="P4">I have used the script provided by Pradumn to document and analyze the folowing values</text:p>
      <text:p text:style-name="P4">On hdd the script took 1.56631 seocnds to index 1000 documents from a MongoDB database while using ES 1.7 and the same script took 44.483249836 seconds to index the same Mongo collection while using ES 2.3. Please note that all the documents are of the form {“aa”:”bb”}. <text:span text:style-name="T1">The same script took 84.76 seconds and 1.516 seconds to index 2000 documents while using ES 2.3 and ES 1.7 respectively.</text:span></text:p>
      <text:p text:style-name="P3">Using ES hosted on cloud. (elastic.co trail service, uses ssd)</text:p>
      <text:p text:style-name="P5">http://admin:<text:a xlink:type="simple" xlink:href="mailto:bedapudi@cd2439091800c988ed9bcbe0640cd795.us-east-1.aws.found.io" text:style-name="Internet_20_link" text:visited-style-name="Visited_20_Internet_20_Link">bedapudi@cd2439091800c988ed9bcbe0640cd795.us-east-1.aws.found.io</text:a>:9200/ - ES 2.3</text:p>
      <text:p text:style-name="P5"/>
      <text:p text:style-name="P5">http://admin:<text:a xlink:type="simple" xlink:href="mailto:bedapudi@2266fefcd42109a93821ac9f578b98dd.us-east-1.aws.found.io" text:style-name="Internet_20_link" text:visited-style-name="Visited_20_Internet_20_Link">bedapudi@2266fefcd42109a93821ac9f578b98dd.us-east-1.aws.found.io</text:a>:9200/ - ES 1.7</text:p>
      <text:p text:style-name="P5"/>
      <text:p text:style-name="P5">While using cloud server the time taken by the script for indexing for both ES 2.3 and ES 1.7 is similar, with 0.5524 seconds per document for ES 2.3 and 0.5579 seconds per document for ES 1.7.</text:p>
      <text:p text:style-name="P5"/>
      <text:p text:style-name="P3">How to make indexing times comparable for both ES 2.3 and ES 1.7:</text:p>
      <text:p text:style-name="P6">I have gone through changelogs for each of the ES versions and found out that, for ES versions onwards from 2.0 default translog durability (index.translog.durability) was changed from async to request. I tried indexing with index.translog.durability changed bac to async and witnessed a great increase in indexing speed of ES 2.3 with results similat to or better than that of 1.7. <text:span text:style-name="T3">I was able to index 2200 documents in 1.57811293602 seconds with ES 2.3 using this.</text:span></text:p>
      <text:p text:style-name="P5"/>
      <text:p text:style-name="P7"><text:span text:style-name="T2">Note:</text:span> To change index.translog.durability, first close the index and change it and open it again.</text:p>
      <text:p text:style-name="P7">For example</text:p>
      <text:p text:style-name="P7">Here index’s name is dummy</text:p>
      <text:p text:style-name="P7">POST /dummy/_close</text:p>
      <text:p text:style-name="P7">PUT /dummy/_settings</text:p>
      <text:p text:style-name="P7">{</text:p>
      <text:p text:style-name="P7"><text:s text:c="4"/>"index.translog.durability": "async",</text:p>
      <text:p text:style-name="P7"><text:s text:c="4"/>"index.translog.sync_interval": "5s"</text:p>
      <text:p text:style-name="P7">}</text:p>
      <text:p text:style-name="P7">POST /dummy/_o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4:14:18.061990051</meta:creation-date>
    <dc:date>2016-05-20T15:30:38.200528697</dc:date>
    <meta:editing-duration>PT3M39S</meta:editing-duration>
    <meta:editing-cycles>2</meta:editing-cycles>
    <meta:generator>LibreOffice/5.1.2.2$Linux_X86_64 LibreOffice_project/10m0$Build-2</meta:generator>
    <meta:document-statistic meta:table-count="0" meta:image-count="0" meta:object-count="0" meta:page-count="1" meta:paragraph-count="20" meta:word-count="282" meta:character-count="1831" meta:non-whitespace-character-count="1561"/>
  </office:meta>
</office:document-meta>
</file>